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While visiting National Tsing Hua University last week, we were presented with a speech by Professor Feng. <text:s/>There was really one main point that I got out of the Professor's speech, and that was the idea that Asia (and especially South-East Asia) is growing at an astronomical rate. I personally found his speech as basically glorifying Taiwan as much as possible, but Prof. Feng did make some interesting points along the way.</text:p>
      <text:p text:style-name="P1"><text:tab/>When I think of the United States, I think of my home country as I know it. It's politics, social norms, <text:s/>economy, etc. are all very familiar to me, however I, as well as most people I know, only have an insider's perspective of the country. In other words, we don't ever really think about the United States in a global sense. We only think about how our daily lives are affected while in the country. We don't tend to compare ourselves to the rest of the world. This is very closely connected to Professor Feng's speech in a couple ways. For one, he talked about the geography of the United States, and it's sort-of “moat” that is the Atlantic and Pacific oceans. He made very clear his point that because of it's surroundings, the United States is very sheltered from the rest of the world. This wasn't the first time I've thought about such things, but I haven't thought about it in a long time. This is why I will take just about every chance I get to go overseas, or otherwise out of the United States. Yes, I want to experience what other countries are like, but I also love learning about outsider's perspectives and viewing the country from the outside myself. The speech is what reminded me of all of this, and for that reason I appreciate him talking to us.</text:p>
      <text:p text:style-name="P1"><text:tab/>The main point of Professor Feng's speech seemed to be about how fast South-East Asia was growing compared to the rest of the world. He kept talking about how fast this area of the world is modernizing and growing. The main example he used is the high-speed railways that most countries now have in this region. He also explained that Singapore is <text:soft-page-break/>even building international high-speed railway all the way to London, England. High-speed railways don't even exist in the United States, to both my and Professor Feng's knowledge. At the rate that these countries are growing, I wouldn't be surprised if they overtook the United States, as far as scientific advancement is concerned, and that was the whole point that Professor Feng was trying to make. He said that in 10-15 years, South-East Asia would not even be recognizable compared to today. I personally think that changes on that large of a scale will take longer than 15 years, but certainly they are on their way and will most definitely <text:s/>occur.</text:p>
      <text:p text:style-name="P1"><text:tab/>Thinking about the U.S. from the outside, combined with the realization of the advancement being made here has really opened my eyes to the possibility of the U.S. being overtaken in advancement. I really like this idea because it means there is so much more to see in the world than what I have seen already, and it only fuels my desire to travel and explore even 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Sean Willson<text:tab/><text:tab/>Weekend 3 Essay</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ngHaiDen </meta:initial-creator>
    <meta:creation-date>2012-07-11T21:05:59</meta:creation-date>
    <dc:date>2012-07-11T22:29:32</dc:date>
    <dc:creator>ShangHaiDen </dc:creator>
    <meta:editing-duration>PT7M2S</meta:editing-duration>
    <meta:editing-cycles>3</meta:editing-cycles>
    <meta:generator>LibreOffice/3.5$Linux_X86_64 LibreOffice_project/350m1$Build-2</meta:generator>
    <meta:document-statistic meta:table-count="0" meta:image-count="0" meta:object-count="0" meta:page-count="2" meta:paragraph-count="5" meta:word-count="551" meta:character-count="3101" meta:non-whitespace-character-count="2547"/>
  </office:meta>
</office:document-meta>
</file>